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quivalent</text:p>
            </table:table-cell>
            <table:table-cell table:style-name="Table25.A1" office:value-type="string">
              <text:p text:style-name="P6">Význam</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jiný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Creating formulas<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Compatibility with other spreadsheet applications<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Creating formulas<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Addition</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Subtraction</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Multiplication</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ivision</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